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9e2f0" officeooo:paragraph-rsid="0009e2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LIST PTOSIS</text:p>
      <text:p text:style-name="P1"/>
      <text:p text:style-name="P1">*Le Ptosis:</text:p>
      <text:p text:style-name="P1"/>
      <text:p text:style-name="P1"><text:tab/>-Date de début:</text:p>
      <text:p text:style-name="P1"/>
      <text:p text:style-name="P1"><text:tab/>-Brutal ou progressif:</text:p>
      <text:p text:style-name="P1"/>
      <text:p text:style-name="P1"><text:tab/>-Variation au cours de la journée ou d'un jour à l'autre:</text:p>
      <text:p text:style-name="P1"/>
      <text:p text:style-name="P1"><text:tab/>-Stable, S'aggrave, S'améliore?:</text:p>
      <text:p text:style-name="P1"/>
      <text:p text:style-name="P1">*Autres symptomes ophtalmologiques:</text:p>
      <text:p text:style-name="P1"/>
      <text:p text:style-name="P1"><text:tab/>- Amaurose transitoire?</text:p>
      <text:p text:style-name="P1"/>
      <text:p text:style-name="P1"><text:tab/>-Vision double?:</text:p>
      <text:p text:style-name="P1"/>
      <text:p text:style-name="P1"><text:tab/>-Douleur?</text:p>
      <text:p text:style-name="P1"/>
      <text:p text:style-name="P1"><text:s/><text:tab/>- Vision trouble?:</text:p>
      <text:p text:style-name="P1"/>
      <text:p text:style-name="P1"><text:tab/>-Anomalie du champ visuel?</text:p>
      <text:p text:style-name="P1"/>
      <text:p text:style-name="P1">*ATCD médicaux chirurgicaux:</text:p>
      <text:p text:style-name="P1"/>
      <text:p text:style-name="P1"><text:tab/>-Trauma cranien ou du cou?:</text:p>
      <text:p text:style-name="P1"/>
      <text:p text:style-name="P1"><text:tab/>- Chirurgie du cou ou du thorax?</text:p>
      <text:p text:style-name="P1"/>
      <text:p text:style-name="P1"><text:tab/>- Cancer?</text:p>
      <text:p text:style-name="P1"><text:tab/></text:p>
      <text:p text:style-name="P1">*Tabagisme? (cancer de l'apex pulmonaire)</text:p>
      <text:p text:style-name="P1"/>
      <text:p text:style-name="P1"/>
      <text:p text:style-name="P1">*Si &gt; 50 ans : Signe maladie de HORTON<text:tab/><text:tab/></text:p>
      <text:p text:style-name="P1"/>
      <text:p text:style-name="P1">EXAMEN </text:p>
      <text:p text:style-name="P1"/>
      <text:p text:style-name="P1">-AV</text:p>
      <text:p text:style-name="P1">-CV méthode de confrontation</text:p>
      <text:p text:style-name="P1">-Motricité oculaire. (notamment regard vers le haut)</text:p>
      <text:p text:style-name="P1"/>
      <text:p text:style-name="P1">*Pupille:</text:p>
      <text:p text:style-name="P1"><text:tab/>-Anisocorie</text:p>
      <text:p text:style-name="P1"/>
      <text:p text:style-name="P1"><text:tab/>-plus petite du coté du ptosis, réactive : Horner possible</text:p>
      <text:p text:style-name="P1"/>
      <text:p text:style-name="P1"><text:tab/>-plus large, peu réactive du coté du ptosis: paralysie du III possible</text:p>
      <text:p text:style-name="P1"/>
      <text:p text:style-name="P1"><text:tab/>-RAPD ?</text:p>
      <text:p text:style-name="P1"/>
      <text:p text:style-name="P1"><text:soft-page-break/>*Paupiéres</text:p>
      <text:p text:style-name="P1"><text:tab/></text:p>
      <text:p text:style-name="P1"><text:tab/>- Aggravation du ptosis avec un regard soutenu vers le haut (2 minutes)</text:p>
      <text:p text:style-name="P1"/>
      <text:p text:style-name="P1"><text:tab/>- Aggravation du ptosis à l'élévation manuelle de la paupiere controlatérale (myasthénie possible)</text:p>
      <text:p text:style-name="P1"/>
      <text:p text:style-name="P1"><text:tab/>- le signe de Cogan, ou “lid twitch” : lorsque les yeux sont ramenés</text:p>
      <text:p text:style-name="P1">de la position regard vers le bas à la position droit devant, la</text:p>
      <text:p text:style-name="P1">paupière supérieure s’élève excessivement et rapidement, puis</text:p>
      <text:p text:style-name="P1">se détend progressivement, parfois après plusieurs secondes,</text:p>
      <text:p text:style-name="P1"/>
      <text:p text:style-name="P1"/>
      <text:p text:style-name="P1"><text:tab/>- Mesure de la hauteur skin crease</text:p>
      <text:p text:style-name="P1"><text:tab/><text:tab/></text:p>
      <text:p text:style-name="P1"><text:tab/>-Mesure de la fonction du releveur</text:p>
      <text:p text:style-name="P1"/>
      <text:p text:style-name="P1">*Sensibilité face et cornée</text:p>
      <text:p text:style-name="P1"/>
      <text:p text:style-name="P1">*Force orbiculaire et muscle facial: Tester l'ouverture des paupières contre résistance.</text:p>
      <text:p text:style-name="P1"/>
      <text:p text:style-name="P1">*Si Horner possible:</text:p>
      <text:p text:style-name="P1"><text:tab/>- examen du cou à la recherche d'adénopathie</text:p>
      <text:p text:style-name="P1"/>
      <text:p text:style-name="P1"><text:tab/>- </text:p>
      <text:p text:style-name="P1"/>
      <text:p text:style-name="P1"><text:tab/>- Spoon test</text:p>
      <text:p text:style-name="P1"/>
      <text:p text:style-name="P1">*Si &gt;50 ans: Palpation des artéres temporales.</text:p>
      <text:p text:style-name="P1"/>
      <text:p text:style-name="P1">*Périmétrie si :</text:p>
      <text:p text:style-name="P1"><text:tab/>-BAV</text:p>
      <text:p text:style-name="P1"><text:tab/>-Anomalie du CV confrontation,</text:p>
      <text:p text:style-name="P1"><text:tab/>-RAPD, </text:p>
      <text:p text:style-name="P1"><text:tab/>-diplopie. </text:p>
      <text:p text:style-name="P1"><text:tab/></text:p>
      <text:p text:style-name="P1"/>
      <text:p text:style-name="P1">Eliminer les faux ptosis</text:p>
      <text:p text:style-name="P1"/>
      <text:p text:style-name="P1">L’hypotropie : le reflet pupillaire du côté atteint est décalé vers le haut. Le</text:p>
      <text:p text:style-name="P1">ptosis disparaît au cover test de l’oeil opposé.</text:p>
      <text:p text:style-name="P1"/>
      <text:p text:style-name="P1">Le processus orbitaire expansif inférieur : le globe oculaire est décalé vers</text:p>
      <text:p text:style-name="P1">le haut sous la paupière supérieure. Les reflets sont centrés. La fente palpébrale</text:p>
      <text:p text:style-name="P1">a une hauteur normale.</text:p>
      <text:p text:style-name="P1"/>
      <text:p text:style-name="P1">La ptose du sourcil, le dermatochalazis sévère : la fente palpébrale a une hauteur normale</text:p>
      <text:p text:style-name="P1"/>
      <text:p text:style-name="P1">Le manque de support de la paupière supérieure : atrophie</text:p>
      <text:p text:style-name="P1">du globe, énophtalmie, microphtalmie.</text:p>
      <text:p text:style-name="P1"/>
      <text:p text:style-name="P1">PTOSIS LIE A UNE PARALYSIE DU III</text:p>
      <text:p text:style-name="P1"><text:soft-page-break/></text:p>
      <text:p text:style-name="P1">Les paralysies partielles du III sont de diagnostic difficile. </text:p>
      <text:p text:style-name="P1">Les paralysies partielles du III débutantes peuvent ne pas entrainer de diplopie</text:p>
      <text:p text:style-name="P1">Les paralysies compressives du III ne donnent pas toujours une mydriase</text:p>
      <text:p text:style-name="P1">Les paralysies partielles du III se présente rarement avec un ptosis et une mobilité oculaire normale et des pupilles normales.</text:p>
      <text:p text:style-name="P1">Cause:</text:p>
      <text:p text:style-name="P1">Compressive: </text:p>
      <text:p text:style-name="P1"><text:tab/>-Anévrysmes <text:s/>polygone de Willis</text:p>
      <text:p text:style-name="P1"><text:tab/>-Tumeur hypophysaire</text:p>
      <text:p text:style-name="P1"><text:tab/>-méningiome du sinus caverneux ou de l'aile du sphenoide</text:p>
      <text:p text:style-name="P1"><text:tab/>-en faveur de l'atteinte compressive c'est une iridoplégie importante. </text:p>
      <text:p text:style-name="P1">Ischemique:</text:p>
      <text:p text:style-name="P1"><text:tab/>-Horton</text:p>
      <text:p text:style-name="P1"><text:tab/>-Diabète, HTA, atherosclerose</text:p>
      <text:p text:style-name="P1"><text:tab/>-En faveur d'uen atteinte ischémique c'est une paralysie extrinséque sans mydriase. </text:p>
      <text:p text:style-name="P1"><text:tab/></text:p>
      <text:p text:style-name="P1">Signes et Symptome:</text:p>
      <text:p text:style-name="P1"><text:tab/>- Ptosis</text:p>
      <text:p text:style-name="P1"><text:tab/>- Si anisocorie, la pupille du coté du ptosis est en mydriase, et peu réactive à la lumière. </text:p>
      <text:p text:style-name="P1"><text:tab/>- Diplopie. Regarder vers le haut</text:p>
      <text:p text:style-name="P1"/>
      <text:p text:style-name="P1"/>
      <text:p text:style-name="P1">EXAMENS: IRM et angio-IRM. </text:p>
      <text:p text:style-name="P1"/>
      <text:p text:style-name="P1">PTOSIS LIE A UNE MYASTHENIE</text:p>
      <text:p text:style-name="P1"/>
      <text:p text:style-name="P1">-Ptosis: variable suivant l'heure ou les jours.</text:p>
      <text:p text:style-name="P1"/>
      <text:p text:style-name="P1">-Fatiguabilité: regard soutenu (2 min) vers le haut:</text:p>
      <text:p text:style-name="P1"><text:tab/>-mesure de l'ouverture palpébrale dans le regard primaire</text:p>
      <text:p text:style-name="P1"><text:tab/>-regard vers le plafond sur une cible</text:p>
      <text:p text:style-name="P1"><text:tab/>-pendant 2 minutes</text:p>
      <text:p text:style-name="P1"><text:tab/>-puis regard en position primaire</text:p>
      <text:p text:style-name="P1"><text:tab/>-nouvelle mesure de l'espace interpalpébral </text:p>
      <text:p text:style-name="P1"/>
      <text:p text:style-name="P1">-Test du glacon: </text:p>
      <text:p text:style-name="P1"><text:tab/>-mesure de l'écart interpalpébral en position primaire</text:p>
      <text:p text:style-name="P1"><text:tab/>-mesure de l'écart interpalpébral en position primaire apres avoir fermé les yeux pendant deux minutes. </text:p>
      <text:p text:style-name="P1"><text:tab/>-petite quantité de glace pilée sur une des deux paupières fermées.</text:p>
      <text:p text:style-name="P1"><text:tab/>-pendant 2 minutes</text:p>
      <text:p text:style-name="P1"><text:tab/>-remesure en position primaire. </text:p>
      <text:p text:style-name="P1"><text:tab/>-un gain de deux millimètres est en faveur d'une myasthénie </text:p>
      <text:p text:style-name="P1"/>
      <text:p text:style-name="P1">PTOSIS ET HORNER</text:p>
      <text:p text:style-name="P1">-Ptosis minime</text:p>
      <text:p text:style-name="P1">-Upside Down ptosis. La paupiere inférieure du même côté a aussi un ptosis. Elle est plus haute que la paupiere du coté opposé. </text:p>
      <text:p text:style-name="P1">-Hétérochromie irienne: le Horner est ancien ou congénital</text:p>
      <text:p text:style-name="P1">-Pupille:</text:p>
      <text:p text:style-name="P1"><text:soft-page-break/><text:tab/>myosis du coté du ptosis</text:p>
      <text:p text:style-name="P1"><text:tab/>bonne réactivité à la lumière</text:p>
      <text:p text:style-name="P1"><text:tab/>dilatation plus lente à la pénombre.</text:p>
      <text:p text:style-name="P1"><text:tab/>L'anisocorie est plus importante dans le sombre. </text:p>
      <text:p text:style-name="P1"/>
      <text:p text:style-name="P1">EXAMEN COMPLEMENTAIRES </text:p>
      <text:p text:style-name="P1"><text:tab/>IRM Cerebral, cou et thorax</text:p>
      <text:p text:style-name="P1"><text:tab/>Angio IRM </text:p>
      <text:p text:style-name="P1"/>
      <text:p text:style-name="P1">PTOSIS DU A MYOPATHIE DU RELEVEUR</text:p>
      <text:p text:style-name="P1">Symptomes:</text:p>
      <text:p text:style-name="P1"><text:tab/>Ptosis bilatéral tres progressif</text:p>
      <text:p text:style-name="P1"><text:tab/>avec ou sans diplopie</text:p>
      <text:p text:style-name="P1"><text:tab/>changement de voix, touble de la déglution: Dystrophie oculo-pharingée</text:p>
      <text:p text:style-name="P1">Signes</text:p>
      <text:p text:style-name="P1"><text:tab/>Ptosis de la paupiere supérieure bilatéral</text:p>
      <text:p text:style-name="P1"><text:tab/>Parfois:</text:p>
      <text:p text:style-name="P1"><text:tab/><text:tab/>mouvement oculaire globalement réduit</text:p>
      <text:p text:style-name="P1"><text:tab/><text:tab/>faiblesse de la fermeture des paupieres.</text:p>
      <text:p text:style-name="P1"><text:tab/><text:tab/>Faiblesse des autres muscles de la face</text:p>
      <text:p text:style-name="P1">Examen</text:p>
      <text:p text:style-name="P1"><text:tab/>genetique, histologie et histochimie sur biopsie musculaire</text:p>
      <text:p text:style-name="P1"/>
      <text:p text:style-name="P1">PTOSIS APONEUROTIC</text:p>
      <text:p text:style-name="P1"><text:tab/>Ptosis constant de la paupiere</text:p>
      <text:p text:style-name="P1"><text:tab/>Pas de diplopie</text:p>
      <text:p text:style-name="P1"><text:tab/>Pas de variation du ptosis durant la journée ou d'un jour sur l'autre</text:p>
      <text:p text:style-name="P1"><text:tab/></text:p>
      <text:p text:style-name="P1">Signe:</text:p>
      <text:p text:style-name="P1"><text:tab/>High skin crease (&gt;7mm)</text:p>
      <text:p text:style-name="P1"><text:tab/>Sulcus supérieur haut et profond</text:p>
      <text:p text:style-name="P1"><text:tab/>Peau de la paupière inférieure amincie</text:p>
      <text:p text:style-name="P1"><text:tab/>Fonction du releveur normal</text:p>
      <text:p text:style-name="P1"><text:tab/>Pas d'anisocorie</text:p>
      <text:p text:style-name="P1"><text:tab/>Pas de signe de myasthé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7:30:34.031000000</meta:creation-date>
    <dc:date>2014-01-16T17:31:04.359000000</dc:date>
    <meta:editing-duration>P0D</meta:editing-duration>
    <meta:editing-cycles>1</meta:editing-cycles>
    <meta:document-statistic meta:table-count="0" meta:image-count="0" meta:object-count="0" meta:page-count="4" meta:paragraph-count="134" meta:word-count="734" meta:character-count="4785" meta:non-whitespace-character-count="4073"/>
    <meta:generator>LibreOffice/4.1.3.2$Windows_x86 LibreOffice_project/70feb7d99726f064edab4605a8ab840c50ec57a</meta:generator>
  </office:meta>
</office:document-meta>
</file>